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6a5" officeooo:paragraph-rsid="001df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ext:p text:style-name="P1">Fazer o tutorial funcionaar e conseguir escutar a onda de serra no a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3:26:53.573633815</meta:creation-date>
    <dc:date>2019-09-09T23:27:31.197110556</dc:date>
    <meta:editing-duration>PT38S</meta:editing-duration>
    <meta:editing-cycles>1</meta:editing-cycles>
    <meta:document-statistic meta:table-count="0" meta:image-count="0" meta:object-count="0" meta:page-count="1" meta:paragraph-count="2" meta:word-count="15" meta:character-count="77" meta:non-whitespace-character-count="64"/>
    <meta:generator>LibreOffice/5.2.7.2$Linux_ARM_EABI LibreOffice_project/20m0$Build-2</meta:generator>
  </office:meta>
</office:document-meta>
</file>